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10000035A894EEAAE469D2517.png" manifest:media-type="image/png"/>
  <manifest:file-entry manifest:full-path="Pictures/10000001000005810000035A9285426B65B3E281.png" manifest:media-type="image/png"/>
  <manifest:file-entry manifest:full-path="Pictures/10000001000005810000035AA5A017F79E3AAB86.png" manifest:media-type="image/png"/>
  <manifest:file-entry manifest:full-path="Pictures/10000001000005810000035A107F23B03D2F7508.png" manifest:media-type="image/png"/>
  <manifest:file-entry manifest:full-path="Pictures/10000001000005AC0000035A8C5C63C66698D2D0.png" manifest:media-type="image/png"/>
  <manifest:file-entry manifest:full-path="Pictures/10000001000005810000035AA00D252B8C718EB8.png" manifest:media-type="image/png"/>
  <manifest:file-entry manifest:full-path="Pictures/10000001000005810000035A464E947AD7A49878.png" manifest:media-type="image/png"/>
  <manifest:file-entry manifest:full-path="Pictures/10000001000005AC0000035A67A2D5CD20AE2F2F.png" manifest:media-type="image/png"/>
  <manifest:file-entry manifest:full-path="Pictures/10000001000004E8000002BE979C5C492700AF1C.png" manifest:media-type="image/png"/>
  <manifest:file-entry manifest:full-path="Pictures/10000001000005810000035A9790EF1FCD9C08D6.png" manifest:media-type="image/png"/>
  <manifest:file-entry manifest:full-path="Pictures/10000001000005810000035AF2B52EB760BDEFBF.png" manifest:media-type="image/png"/>
  <manifest:file-entry manifest:full-path="Pictures/10000001000005810000035AC231A7A196644AF8.png" manifest:media-type="image/png"/>
  <manifest:file-entry manifest:full-path="Pictures/10000001000005AC0000035A6B45DDE790221783.png" manifest:media-type="image/png"/>
  <manifest:file-entry manifest:full-path="Pictures/10000001000005AC0000035ACCD3B94661B06C92.png" manifest:media-type="image/png"/>
  <manifest:file-entry manifest:full-path="Pictures/10000001000005AC0000035AEE6FCA0689349DD3.png" manifest:media-type="image/png"/>
  <manifest:file-entry manifest:full-path="Pictures/10000001000005AC0000035A4B2D5E9E43A0A6C3.png" manifest:media-type="image/png"/>
  <manifest:file-entry manifest:full-path="Pictures/10000001000005810000035A79B04EF397AFC05F.png" manifest:media-type="image/png"/>
  <manifest:file-entry manifest:full-path="Pictures/10000001000005810000035A593B06C4204E4E6D.png" manifest:media-type="image/png"/>
  <manifest:file-entry manifest:full-path="Pictures/10000001000005810000035A631D33670FAB5E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9.525cm" svg:height="5.939cm" svg:x="0cm" svg:y="0.635cm">
          <draw:text-box>
            <text:p text:style-name="P1"><text:span text:style-name="T1">email: </text:span><text:span text:style-name="T1"><text:a xlink:href="mailto:marco@admin.com" xlink:type="simple">marco@admin.com</text:a></text:span></text:p>
            <text:p text:style-name="P1"><text:span text:style-name="T1">pass: </text:span><text:span text:style-name="T1"><text:a xlink:href="mailto:12345678@Abc" xlink:type="simple">12345678@Abc</text:a></text:span></text:p>
            <text:p text:style-name="P1"><text:span text:style-name="T1"/></text:p>
            <text:p text:style-name="P1"><text:span text:style-name="T1">email: </text:span><text:span text:style-name="T1"><text:a xlink:href="mailto:boo@shopowner.com" xlink:type="simple">boo@shopowner.com</text:a></text:span></text:p>
            <text:p text:style-name="P1"><text:span text:style-name="T1">pass: </text:span><text:span text:style-name="T1"><text:a xlink:href="mailto:12345678@Abc" xlink:type="simple">12345678@Abc</text:a></text:span></text:p>
            <text:p text:style-name="P1"><text:span text:style-name="T1"/></text:p>
            <text:p text:style-name="P1"><text:span text:style-name="T1">email: </text:span><text:span text:style-name="T1"><text:a xlink:href="mailto:bob@user.com" xlink:type="simple">bob@user.com</text:a></text:span></text:p>
            <text:p text:style-name="P1"><text:span text:style-name="T1">pass: </text:span><text:span text:style-name="T1"><text:a xlink:href="mailto:12345678@Abc" xlink:type="simple">12345678@Abc</text:a></text:span></text:p>
          </draw:text-box>
        </draw:frame>
        <draw:path draw:style-name="gr2" draw:text-style-name="P3" draw:layer="layout" svg:width="2.027cm" svg:height="3.801cm" draw:transform="rotate (0.460766922526503) translate (0.153053308131452cm 8.20297102393838cm)" svg:viewBox="0 0 2028 3802" svg:d="M724 264c405-17 931-454 1203-155 274 301-355 727-498 1105-100 265 284-496 379-763 46-130 513-715-71-311-269 186-513 411-790 584-443 278-759 779-708 1276 32 316 1120-167 540-383-488-182-687 495-760 824-117 532 321 929 726 1162l260 129 141 70">
          <text:p/>
        </draw:path>
        <draw:frame draw:style-name="gr3" draw:text-style-name="P5" draw:layer="layout" svg:width="5.715cm" svg:height="0.962cm" svg:x="3.175cm" svg:y="11.43cm">
          <draw:text-box>
            <text:p text:style-name="P4"><text:span text:style-name="T1">User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path draw:style-name="gr2" draw:text-style-name="P3" draw:layer="layout" svg:width="4.729cm" svg:height="1.98cm" draw:transform="rotate (0.127758101245985) translate (15.0678617959854cm 12.667924128758cm)" svg:viewBox="0 0 4730 1981" svg:d="M0 1c650-9 1674 22 1721 853 17 299 11 618-114 890-67 148-852 413-711-91 88-315 349-562 652-685 317-129 670-201 1011-119 260 63 531 132 718 387 183 249 142 609-91 711-468 206-133-590 19-675 297-166 634-353 985-281l229-16 244 31 67 9">
          <text:p/>
        </draw:path>
        <draw:path draw:style-name="gr2" draw:text-style-name="P3" draw:layer="layout" svg:width="0.621cm" svg:height="0.767cm" draw:transform="rotate (0.78784162435024) translate (19.2040706138003cm 12.9276442799516cm)" svg:viewBox="0 0 622 768" svg:d="M0 745c193 101 931-142 476-474l-174-175-95-96">
          <text:p/>
        </draw:path>
        <draw:frame draw:style-name="gr5" draw:text-style-name="P5" draw:layer="layout" svg:width="9.525cm" svg:height="1.673cm" svg:x="8.255cm" svg:y="12.373cm">
          <draw:text-box>
            <text:p text:style-name="P4"><text:span text:style-name="T1">not supported yet</text:span><text:span text:style-name="T1"><text:line-break/></text:span><text:span text:style-name="T1">Oauth facebook or goog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path draw:style-name="gr2" draw:text-style-name="P3" draw:layer="layout" svg:width="3.423cm" svg:height="3.233cm" draw:transform="rotate (0.139277274309148) translate (11.0055262863402cm 10.0202204847539cm)" svg:viewBox="0 0 3424 3234" svg:d="M0 25c694-50 1704-111 1864 759 120 657 48 1386-236 2005-195 424-923 639-1229 213-531-735 842-905 1205-850 325 50 661 50 964 225 330 191 633 440 821 773l35 72">
          <text:p/>
        </draw:path>
        <draw:path draw:style-name="gr2" draw:text-style-name="P3" draw:layer="layout" svg:width="0.692cm" svg:height="0.774cm" draw:transform="rotate (2.26334297398625) translate (11.189cm 10.449cm)" svg:viewBox="0 0 693 775" svg:d="M0 0c230 80 1048-12 516 573l-109 202">
          <text:p/>
        </draw:path>
        <draw:frame draw:style-name="gr3" draw:text-style-name="P5" draw:layer="layout" svg:width="8.255cm" svg:height="0.962cm" svg:x="12.7cm" svg:y="13.107cm">
          <draw:text-box>
            <text:p text:style-name="P4"><text:span text:style-name="T1">Create sale card</text:span></text:p>
          </draw:text-box>
        </draw:frame>
        <draw:path draw:style-name="gr2" draw:text-style-name="P3" draw:layer="layout" svg:width="3.53cm" svg:height="0.241cm" draw:transform="rotate (-0.676838683923402) translate (19.238cm 9.641cm)" svg:viewBox="0 0 3531 242" svg:d="M0 0c650 43 1303 34 1955 70 474 27 944 139 1422 122l154 50">
          <text:p/>
        </draw:path>
        <draw:path draw:style-name="gr2" draw:text-style-name="P3" draw:layer="layout" svg:width="0.672cm" svg:height="0.685cm" draw:transform="rotate (1.76313161036467) translate (19.2724482388829cm 10.0700548772741cm)" svg:viewBox="0 0 673 686" svg:d="M0 11c231-47 445 74 673 63l-152 312-91 234-12 66">
          <text:p/>
        </draw:path>
        <draw:frame draw:style-name="gr3" draw:text-style-name="P5" draw:layer="layout" svg:width="6.101cm" svg:height="0.962cm" svg:x="20.32cm" svg:y="12.041cm">
          <draw:text-box>
            <text:p text:style-name="P4"><text:span text:style-name="T1">Add categories</text:span></text:p>
          </draw:text-box>
        </draw:frame>
        <draw:path draw:style-name="gr2" draw:text-style-name="P3" draw:layer="layout" svg:width="1.848cm" svg:height="4.392cm" draw:transform="rotate (0.382052573261559) translate (20.2446038342119cm 6.41633473842241cm)" svg:viewBox="0 0 1849 4393" svg:d="M387 6c678-72 1383 483 1455 1190 52 502-213 913-509 1268-299 359-811 214-1157-6-330-208-163-698 225-682 363 16 789-64 1077 385 396 616 300 1252 6 1790l-175 316-51 126">
          <text:p/>
        </draw:path>
        <draw:path draw:style-name="gr2" draw:text-style-name="P3" draw:layer="layout" svg:width="0.613cm" svg:height="0.619cm" draw:transform="rotate (-2.21778988050919) translate (21.1233156142092cm 6.31544125898025cm)" svg:viewBox="0 0 614 620" svg:d="M0 620c98-78 946 114 470-271l-118-192-89-157">
          <text:p/>
        </draw:path>
        <draw:frame draw:style-name="gr6" draw:text-style-name="P7" draw:layer="layout" svg:width="5.08cm" svg:height="0.962cm" svg:x="22.86cm" svg:y="9.525cm">
          <draw:text-box>
            <text:p>Exchange rate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path draw:style-name="gr2" draw:text-style-name="P3" draw:layer="layout" svg:width="1.923cm" svg:height="2.758cm" draw:transform="rotate (0.785398163397448) translate (23.745cm 5.673cm)" svg:viewBox="0 0 1924 2759" svg:d="M0 0c354 4 702 141 967 365 316 266 574 600 793 951 172 275 217 637 95 951l-111 302-126 190">
          <text:p/>
        </draw:path>
        <draw:path draw:style-name="gr2" draw:text-style-name="P3" draw:layer="layout" svg:width="0.702cm" svg:height="0.612cm" draw:transform="rotate (-0.506320016003556) translate (26.7083691320873cm 5.76483526697926cm)" svg:viewBox="0 0 703 613" svg:d="M0 562c31-83 1085 275 553-205l-109-196 14-161">
          <text:p/>
        </draw:path>
        <draw:frame draw:style-name="gr3" draw:text-style-name="P5" draw:layer="layout" svg:width="3.175cm" svg:height="0.962cm" svg:x="21.59cm" svg:y="5.236cm">
          <draw:text-box>
            <text:p text:style-name="P4"><text:span text:style-name="T1">refresh</text:span></text:p>
          </draw:text-box>
        </draw:frame>
        <draw:path draw:style-name="gr2" draw:text-style-name="P3" draw:layer="layout" svg:width="3.926cm" svg:height="1.639cm" draw:transform="rotate (0.127758101245985) translate (19.2602725899176cm 2.52833735994615cm)" svg:viewBox="0 0 3927 1640" svg:d="M0 6c452-32 895 76 1340 126 431 49 859 205 1206 472 301 232 629 430 932 662l307 243 142 131">
          <text:p/>
        </draw:path>
        <draw:path draw:style-name="gr2" draw:text-style-name="P3" draw:layer="layout" svg:width="0.743cm" svg:height="0.481cm" svg:x="22.86cm" svg:y="3.328cm" svg:viewBox="0 0 744 482" svg:d="M0 471c42-155 1230 263 516-269l-224-180-23-22">
          <text:p/>
        </draw:path>
        <draw:frame draw:style-name="gr3" draw:text-style-name="P5" draw:layer="layout" svg:width="3.81cm" svg:height="0.962cm" svg:x="16.51cm" svg:y="1.905cm">
          <draw:text-box>
            <text:p text:style-name="P4"><text:span text:style-name="T1">Create new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path draw:style-name="gr2" draw:text-style-name="P3" draw:layer="layout" svg:width="3.907cm" svg:height="1.361cm" draw:transform="rotate (0.520457182944709) translate (22.405752690911cm 12.6478629795007cm)" svg:viewBox="0 0 3908 1362" svg:d="M0 1342c342 2 697 60 1026-32 547-155 1099-57 1614-290 355-161 611-494 962-689 926-512-736-272 168-292l138 209-33 240-25 88">
          <text:p/>
        </draw:path>
        <draw:frame draw:style-name="gr3" draw:text-style-name="P5" draw:layer="layout" svg:width="3.81cm" svg:height="0.962cm" svg:x="20.32cm" svg:y="13.97cm">
          <draw:text-box>
            <text:p text:style-name="P4"><text:span text:style-name="T1">edit</text:span></text:p>
          </draw:text-box>
        </draw:frame>
        <draw:path draw:style-name="gr2" draw:text-style-name="P3" draw:layer="layout" svg:width="2.459cm" svg:height="0.184cm" draw:transform="rotate (-1.44844874623009) translate (26.808728312809cm 10.8540069514859cm)" svg:viewBox="0 0 2460 185" svg:d="M0 172c544 46 1083-36 1618-117 262-40 515 7 773-40l69-15">
          <text:p/>
        </draw:path>
        <draw:path draw:style-name="gr2" draw:text-style-name="P3" draw:layer="layout" svg:width="0.473cm" svg:height="0.562cm" draw:transform="rotate (0.585732496969297) translate (26.3578127475344cm 10.958973433824cm)" svg:viewBox="0 0 474 563" svg:d="M0 60c379-235 471 279 474 503">
          <text:p/>
        </draw:path>
        <draw:frame draw:style-name="gr7" draw:text-style-name="P5" draw:layer="layout" svg:width="2.54cm" svg:height="1.27cm" svg:x="25.4cm" svg:y="13.335cm">
          <draw:text-box>
            <text:p text:style-name="P4"><text:span text:style-name="T1">delete</text:span></text:p>
          </draw:text-box>
        </draw:frame>
        <draw:path draw:style-name="gr2" draw:text-style-name="P3" draw:layer="layout" svg:width="2.578cm" svg:height="3.363cm" svg:x="20.942cm" svg:y="6.502cm" svg:viewBox="0 0 2579 3364" svg:d="M0 0c533-5 1035 393 1323 785 286 389 527 823 695 1278 112 303 143 633 247 942l180 224 134 135">
          <text:p/>
        </draw:path>
        <draw:path draw:style-name="gr2" draw:text-style-name="P3" draw:layer="layout" svg:width="0.713cm" svg:height="0.799cm" draw:transform="rotate (-0.127758101245985) translate (23.1968921046056cm 8.93780462550314cm)" svg:viewBox="0 0 714 800" svg:d="M0 800c263-48 1111 170 494-561l-76-239">
          <text:p/>
        </draw:path>
        <draw:frame draw:style-name="gr8" draw:text-style-name="P5" draw:layer="layout" svg:width="10.16cm" svg:height="2.384cm" svg:x="13.97cm" svg:y="4.601cm">
          <draw:text-box>
            <text:p text:style-name="P4"><text:span text:style-name="T1">PENDING: admin need confirm</text:span></text:p>
            <text:p text:style-name="P4"><text:span text:style-name="T1">DRAFT: To edit product</text:span><text:span text:style-name="T1"><text:line-break/></text:span><text:span text:style-name="T1">PUBLISH: cant edit any mor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">
        <draw:path draw:style-name="gr2" draw:text-style-name="P3" draw:layer="layout" svg:width="2.388cm" svg:height="2.368cm" draw:transform="rotate (-1.89246050793745) translate (16.2317035616813cm 13.3708992003576cm)" svg:viewBox="0 0 2389 2369" svg:d="M0 22c513-74 1017 46 1460 269 287 145 567 373 681 696 104 297 227 591 234 913l14 256v213">
          <text:p/>
        </draw:path>
        <draw:path draw:style-name="gr2" draw:text-style-name="P3" draw:layer="layout" svg:width="0.453cm" svg:height="0.68cm" draw:transform="rotate (-3.14159265358979) translate (13.633cm 15.359cm)" svg:viewBox="0 0 454 681" svg:d="M0 628c322 214 609-276 359-494l-45-134">
          <text:p/>
        </draw:path>
        <draw:frame draw:style-name="gr3" draw:text-style-name="P5" draw:layer="layout" svg:width="5.715cm" svg:height="0.962cm" svg:x="14.605cm" svg:y="12.7cm">
          <draw:text-box>
            <text:p text:style-name="P4"><text:span text:style-name="T1">Add to cart</text:span></text:p>
          </draw:text-box>
        </draw:frame>
        <draw:path draw:style-name="gr2" draw:text-style-name="P3" draw:layer="layout" svg:width="1.613cm" svg:height="4.926cm" draw:transform="rotate (1.69785629634008) translate (8.35498656801406cm 13.9031514494971cm)" svg:viewBox="0 0 1614 4927" svg:d="M0 9c530-72 1142 295 1205 832 38 313 125 1062-459 1116-217 20-741-36-625-418 228-751 951 18 1115 300 291 505 395 1080 354 1651-24 328 75 665-14 992l-46 356-11 89">
          <text:p/>
        </draw:path>
        <draw:path draw:style-name="gr2" draw:text-style-name="P3" draw:layer="layout" svg:width="0.398cm" svg:height="0.826cm" draw:transform="rotate (-1.15156824046586) translate (8.77675205456003cm 13.5199293533763cm)" svg:viewBox="0 0 399 827" svg:d="M0 772c409 251 514-428 265-594l-68-178">
          <text:p/>
        </draw:path>
        <draw:frame draw:style-name="gr3" draw:text-style-name="P5" draw:layer="layout" svg:width="6.985cm" svg:height="0.962cm" svg:x="12.065cm" svg:y="10.8cm">
          <draw:text-box>
            <text:p text:style-name="P4"><text:span text:style-name="T1">Add to wishlis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">
        <draw:frame draw:style-name="gr3" draw:text-style-name="P5" draw:layer="layout" svg:width="15.875cm" svg:height="0.962cm" svg:x="11.43cm" svg:y="8.563cm">
          <draw:text-box>
            <text:p text:style-name="P4"><text:span text:style-name="T1">Rich text edit for `Overview` and </text:span><text:span text:style-name="T1">`Description</text:span><text:span text:style-name="T1"><text:tab/></text:span><text:span text:style-name="T1">`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9" draw:master-page-name="Default">
        <draw:path draw:style-name="gr2" draw:text-style-name="P3" draw:layer="layout" svg:width="4.73cm" svg:height="3.923cm" draw:transform="skewX (-1.00328659505221E-016) rotate (0.559028959413784) translate (16.974cm 5.673cm)" svg:viewBox="0 0 4731 3924" svg:d="M0 0c725 34 1645 253 1903 1059 135 419-332 1288-759 873-326-317 21-916 393-1050 500-180 1044 47 1531 217 398 140 773 371 1052 685 263 295 443 662 566 1041 107 332-1 666-65 992l-41 107">
          <text:p/>
        </draw:path>
        <draw:path draw:style-name="gr2" draw:text-style-name="P3" draw:layer="layout" svg:width="0.955cm" svg:height="0.892cm" draw:transform="rotate (-0.725184304203644) translate (23.1941755602046cm 5.69984310805137cm)" svg:viewBox="0 0 956 893" svg:d="M0 893c300-63 1607 187 550-697l-84-196">
          <text:p/>
        </draw:path>
        <draw:frame draw:style-name="gr3" draw:text-style-name="P5" draw:layer="layout" svg:width="7.62cm" svg:height="0.962cm" svg:x="12.7cm" svg:y="4.445cm">
          <draw:text-box>
            <text:p text:style-name="P4"><text:span text:style-name="T1">Add sale NOT to product</text:span></text:p>
          </draw:text-box>
        </draw:frame>
        <draw:path draw:style-name="gr2" draw:text-style-name="P3" draw:layer="layout" svg:width="5.533cm" svg:height="3.679cm" draw:transform="rotate (2.35619449019234) translate (9.38253250967524cm 15.5064674903248cm)" svg:viewBox="0 0 5534 3680" svg:d="M3346 3680c347-34 685-109 1015-253 367-161 566-475 871-682 392-267 219-776 286-1141 68-376-92-777-333-1063-266-315-687-500-1094-523-345-21-681 4-1031-16-507-29-917 250-1316 460-580 304-1013 803-1443 1284l-174 174-127 127">
          <text:p/>
        </draw:path>
        <draw:path draw:style-name="gr2" draw:text-style-name="P3" draw:layer="layout" svg:width="0.595cm" svg:height="0.767cm" draw:transform="rotate (-0.506320016003556) translate (9.53671363427962cm 9.83450661994463cm)" svg:viewBox="0 0 596 768" svg:d="M0 754c218-106 894 259 446-350l-121-267-77-137">
          <text:p/>
        </draw:path>
        <draw:frame draw:style-name="gr3" draw:text-style-name="P5" draw:layer="layout" svg:width="6.985cm" svg:height="0.962cm" svg:x="10.795cm" svg:y="13.335cm">
          <draw:text-box>
            <text:p text:style-name="P4"><text:span text:style-name="T1">Add sales to product</text:span></text:p>
          </draw:text-box>
        </draw:frame>
        <draw:path draw:style-name="gr2" draw:text-style-name="P3" draw:layer="layout" svg:width="2.457cm" svg:height="0.758cm" draw:transform="rotate (-0.910014671989844) translate (18.7543603690232cm 11.8317236408601cm)" svg:viewBox="0 0 2458 759" svg:d="M0 12c614-56 1238 87 1788 367l462 245 191 121 17 14">
          <text:p/>
        </draw:path>
        <draw:path draw:style-name="gr2" draw:text-style-name="P3" draw:layer="layout" svg:width="0.617cm" svg:height="0.641cm" draw:transform="rotate (1.5707963267949) translate (18.7080220376064cm 12.175cm)" svg:viewBox="0 0 618 642" svg:d="M0 15c156 98 938-234 471 291l-135 247-22 89">
          <text:p/>
        </draw:path>
        <draw:frame draw:style-name="gr3" draw:text-style-name="P5" draw:layer="layout" svg:width="6.655cm" svg:height="0.962cm" svg:x="18.745cm" svg:y="13.97cm">
          <draw:text-box>
            <text:p text:style-name="P4"><text:span text:style-name="T1">This sale discoun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0" draw:master-page-name="Default">
        <draw:path draw:style-name="gr2" draw:text-style-name="P3" draw:layer="layout" svg:width="2.314cm" svg:height="0.689cm" draw:transform="rotate (2.67576427623251) translate (11.4854020632678cm 11.3318455775155cm)" svg:viewBox="0 0 2315 690" svg:d="M0 687c567 32 1084-181 1604-354 249-83 477-218 711-333">
          <text:p/>
        </draw:path>
        <draw:path draw:style-name="gr2" draw:text-style-name="P3" draw:layer="layout" svg:width="0.553cm" svg:height="0.772cm" draw:transform="rotate (-2.62113547064508) translate (10.1683908857626cm 10.7564710968388cm)" svg:viewBox="0 0 554 773" svg:d="M0 743c107 10 914 127 363-181l-204-323-157-219 11-20">
          <text:p/>
        </draw:path>
        <draw:frame draw:style-name="gr3" draw:text-style-name="P5" draw:layer="layout" svg:width="9.525cm" svg:height="0.962cm" svg:x="11.43cm" svg:y="10.16cm">
          <draw:text-box>
            <text:p text:style-name="P4"><text:span text:style-name="T1">For string are case insensitiv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1" draw:master-page-name="Default">
        <draw:path draw:style-name="gr2" draw:text-style-name="P3" draw:layer="layout" svg:width="3.031cm" svg:height="2.78cm" draw:transform="rotate (0.315031929984976) translate (20.875cm 5.179cm)" svg:viewBox="0 0 3032 2781" svg:d="M0 0c584 36 1344 132 1544 763 115 363-238 807-647 827-312 16-772-445-423-657 327-199 769-184 1169-114 568 100 935 622 1128 1099l138 446 102 339 21 78">
          <text:p/>
        </draw:path>
        <draw:path draw:style-name="gr2" draw:text-style-name="P3" draw:layer="layout" svg:width="0.281cm" svg:height="0.596cm" draw:transform="rotate (-0.591492083500878) translate (24.6919874132577cm 6.38611763365036cm)" svg:viewBox="0 0 282 597" svg:d="M0 572c474 148 226-392 141-554l-12-18">
          <text:p/>
        </draw:path>
        <draw:frame draw:style-name="gr5" draw:text-style-name="P5" draw:layer="layout" svg:width="7.475cm" svg:height="1.673cm" svg:x="17.145cm" svg:y="3.81cm">
          <draw:text-box>
            <text:p text:style-name="P4"><text:span text:style-name="T1">Save as excel, current rows in table</text:span></text:p>
          </draw:text-box>
        </draw:frame>
        <draw:path draw:style-name="gr2" draw:text-style-name="P3" draw:layer="layout" svg:width="4.101cm" svg:height="1.798cm" draw:transform="rotate (-1.76470240669147) translate (25.023cm 8.408cm)" svg:viewBox="0 0 4102 1799" svg:d="M0 0c516 15 1021 142 1516 273 529 140 1044 355 1502 665l609 429 282 264 193 168">
          <text:p/>
        </draw:path>
        <draw:path draw:style-name="gr2" draw:text-style-name="P3" draw:layer="layout" svg:width="0.502cm" svg:height="0.596cm" draw:transform="rotate (0.619591884457987) translate (24.6905981376479cm 8.36411386720888cm)" svg:viewBox="0 0 503 597" svg:d="M0 109c759-373 496 315 259 488">
          <text:p/>
        </draw:path>
        <draw:frame draw:style-name="gr3" draw:text-style-name="P5" draw:layer="layout" svg:width="9.525cm" svg:height="0.962cm" svg:x="18.415cm" svg:y="11.43cm">
          <draw:text-box>
            <text:p text:style-name="P4"><text:span text:style-name="T1">Import data with exce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2" draw:master-page-name="Default">
        <draw:frame draw:style-name="gr3" draw:text-style-name="P5" draw:layer="layout" svg:width="19.685cm" svg:height="0.962cm" svg:x="3.81cm" svg:y="9.525cm">
          <draw:text-box>
            <text:p text:style-name="P4"><text:span text:style-name="T1">This is how to generate product id</text:span></text:p>
          </draw:text-box>
        </draw:frame>
        <draw:path draw:style-name="gr2" draw:text-style-name="P3" draw:layer="layout" svg:width="2.648cm" svg:height="4.393cm" draw:transform="rotate (-1.5707963267949) translate (18.812cm 6.928cm)" svg:viewBox="0 0 2649 4394" svg:d="M0 4394c633-32 1194-409 1548-964 245-385 295-852 246-1278-29-251-302-613-605-471-376 176-237 694 112 830 403 157 946 82 1076-404 137-511 298-1034 269-1569l-67-314-22-224">
          <text:p/>
        </draw:path>
        <draw:path draw:style-name="gr2" draw:text-style-name="P3" draw:layer="layout" svg:width="0.816cm" svg:height="1.12cm" draw:transform="rotate (1.291718179401) translate (14.104cm 7.265cm)" svg:viewBox="0 0 817 1121" svg:d="M0 0c289 20 690 50 795 332 130 348-338 552-578 748l-59 41">
          <text:p/>
        </draw:path>
        <draw:frame draw:style-name="gr3" draw:text-style-name="P5" draw:layer="layout" svg:width="9.188cm" svg:height="0.962cm" svg:x="18.812cm" svg:y="8.255cm">
          <draw:text-box>
            <text:p text:style-name="P4"><text:span text:style-name="T1">Just copy to excel procut id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3" draw:master-page-name="Default"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4" draw:master-page-name="Default"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style-name="gr6" draw:text-style-name="P9" draw:layer="layout" svg:width="19.05cm" svg:height="0.962cm" svg:x="7.62cm" svg:y="9.525cm">
          <draw:text-box>
            <text:p text:style-name="P4">This is `view as` user profile or other user’s profile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5" draw:master-page-name="Default">
        <draw:path draw:style-name="gr2" draw:text-style-name="P3" draw:layer="layout" svg:width="1.627cm" svg:height="3.96cm" draw:transform="rotate (2.49896242300548) translate (14.597cm 7.668cm)" svg:viewBox="0 0 1628 3961" svg:d="M0 0c490 20 1188-35 1466 499 277 529 4 1205-270 1659-299 494-727-69-758-413-51-567 680-541 874-179 274 509 368 1096 290 1659l-67 472-149 251-17 13">
          <text:p/>
        </draw:path>
        <draw:path draw:style-name="gr2" draw:text-style-name="P3" draw:layer="layout" svg:width="0.365cm" svg:height="0.518cm" draw:transform="rotate (-0.279078147393893) translate (14.4145501507119cm 7.20892772158079cm)" svg:viewBox="0 0 366 519" svg:d="M0 478c315 184 474-304 283-478">
          <text:p/>
        </draw:path>
        <draw:frame draw:style-name="gr5" draw:text-style-name="P5" draw:layer="layout" svg:width="11.43cm" svg:height="1.673cm" svg:x="15.24cm" svg:y="2.54cm">
          <draw:text-box>
            <text:p text:style-name="P4"><text:span text:style-name="T1">Active sale discount or original product </text:span><text:span text:style-name="T1">sale discount</text:span></text:p>
          </draw:text-box>
        </draw:frame>
        <draw:path draw:style-name="gr2" draw:text-style-name="P3" draw:layer="layout" svg:width="2.083cm" svg:height="3.224cm" draw:transform="rotate (2.15879775179179) translate (8.76437492899383cm 7.42375004286866cm)" svg:viewBox="0 0 2084 3225" svg:d="M0 3c392-29 1008 143 957 666-23 244-125 1351-640 921-338-284 249-631 486-648 557-40 794 579 995 1014 165 361 230 754 261 1144l25 125">
          <text:p/>
        </draw:path>
        <draw:path draw:style-name="gr2" draw:text-style-name="P3" draw:layer="layout" svg:width="0.627cm" svg:height="0.809cm" svg:x="8.296cm" svg:y="6.682cm" svg:viewBox="0 0 628 810" svg:d="M0 515c279-123 614 721 628 0v-336-179">
          <text:p/>
        </draw:path>
        <draw:frame draw:style-name="gr3" draw:text-style-name="P5" draw:layer="layout" svg:width="5.715cm" svg:height="0.962cm" svg:x="6.35cm" svg:y="2.848cm">
          <draw:text-box>
            <text:p text:style-name="P4"><text:span text:style-name="T1">Product link</text:span></text:p>
          </draw:text-box>
        </draw:frame>
        <draw:path draw:style-name="gr2" draw:text-style-name="P3" draw:layer="layout" svg:width="4.461cm" svg:height="3.481cm" draw:transform="rotate (0.19390607989657) translate (9.01364946797598cm 11.0522149724854cm)" svg:viewBox="0 0 4462 3482" svg:d="M0 2c673-25 1353 205 1936 494 996 493 1867 1330 2322 2376l115 343 89 245-4 22">
          <text:p/>
        </draw:path>
        <draw:path draw:style-name="gr2" draw:text-style-name="P3" draw:layer="layout" svg:width="0.578cm" svg:height="1.05cm" draw:transform="rotate (-2.41379035550816) translate (9.709cm 11.346cm)" svg:viewBox="0 0 579 1051" svg:d="M11 1032c189 71 803-60 471-393l-192-290-169-181-121-168">
          <text:p/>
        </draw:path>
        <draw:frame draw:style-name="gr3" draw:text-style-name="P5" draw:layer="layout" svg:width="8.89cm" svg:height="0.962cm" svg:x="12.7cm" svg:y="13.61cm">
          <draw:text-box>
            <text:p text:style-name="P4"><text:span text:style-name="T1">Go to checkout pa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>
        <presentation:notes draw:style-name="dp16">
          <draw:page-thumbnail draw:style-name="gr4" draw:layer="layout" svg:width="18.624cm" svg:height="10.476cm" svg:x="1.482cm" svg:y="2.123cm" draw:page-number="1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7" draw:master-page-name="Default"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>
        <draw:path draw:style-name="gr2" draw:text-style-name="P3" draw:layer="layout" svg:width="2.376cm" svg:height="2.963cm" svg:x="11.749cm" svg:y="4.144cm" svg:viewBox="0 0 2377 2964" svg:d="M0 4c403-28 824 86 1144 336 253 198 507 411 695 673 178 249 276 549 359 852 70 258 153 516 157 785l22 224v90">
          <text:p/>
        </draw:path>
        <draw:path draw:style-name="gr2" draw:text-style-name="P3" draw:layer="layout" svg:width="0.718cm" svg:height="0.64cm" draw:transform="rotate (-0.984540231050001) translate (14.3013133508707cm 6.41729945013794cm)" svg:viewBox="0 0 719 641" svg:d="M0 560c153-84 1124 374 527-268l-137-280-18-12">
          <text:p/>
        </draw:path>
        <draw:frame draw:style-name="gr6" draw:text-style-name="P9" draw:layer="layout" svg:width="9.525cm" svg:height="1.673cm" svg:x="10.795cm" svg:y="2.54cm">
          <draw:text-box>
            <text:p text:style-name="P4">Add billing address that from user address</text:p>
          </draw:text-box>
        </draw:frame>
        <draw:path draw:style-name="gr2" draw:text-style-name="P3" draw:layer="layout" svg:width="4.616cm" svg:height="1.816cm" draw:transform="rotate (0.54175019981904) translate (10.1082144776233cm 14.9047097840888cm)" svg:viewBox="0 0 4617 1817" svg:d="M0 7c1308-68 2677 339 3702 1154l503 383 385 231 27 42">
          <text:p/>
        </draw:path>
        <draw:path draw:style-name="gr2" draw:text-style-name="P3" draw:layer="layout" svg:width="0.558cm" svg:height="0.98cm" draw:transform="rotate (-1.97414191693079) translate (11.1709295814727cm 14.7128916372848cm)" svg:viewBox="0 0 559 981" svg:d="M0 981c242-46 778-17 463-515l-153-300-71-166">
          <text:p/>
        </draw:path>
        <draw:frame draw:style-name="gr6" draw:text-style-name="P9" draw:layer="layout" svg:width="12.7cm" svg:height="2.384cm" svg:x="14.605cm" svg:y="12.7cm">
          <draw:text-box>
            <text:p text:style-name="P4">Continue and create potential order<text:line-break/>after create potemtial order<text:line-break/>cannot modify cart items quantity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8" draw:master-page-name="Default">
        <draw:path draw:style-name="gr2" draw:text-style-name="P3" draw:layer="layout" svg:width="4.413cm" svg:height="5.969cm" draw:transform="rotate (1.5707963267949) translate (6.27316777274721cm 13.386cm)" svg:viewBox="0 0 4414 5970" svg:d="M0 5c511-25 1038 45 1502 247 979 425 1712 1289 2153 2309 398 922 947 2080 695 3140l-90 224-22 45">
          <text:p/>
        </draw:path>
        <draw:path draw:style-name="gr2" draw:text-style-name="P3" draw:layer="layout" svg:width="0.413cm" svg:height="0.806cm" draw:transform="rotate (-0.928166096210584) translate (6.59588049231193cm 12.739856428921cm)" svg:viewBox="0 0 414 807" svg:d="M0 704c642 363 381-338 241-547l-22-157">
          <text:p/>
        </draw:path>
        <draw:frame draw:style-name="gr6" draw:text-style-name="P9" draw:layer="layout" svg:width="11.43cm" svg:height="1.673cm" svg:x="12.7cm" svg:y="8.255cm">
          <draw:text-box>
            <text:p text:style-name="P4">Confirm and order,<text:line-break/>to create real order</text:p>
          </draw:text-box>
        </draw:frame>
        <draw:frame draw:style-name="gr6" draw:text-style-name="P9" draw:layer="layout" svg:width="12.065cm" svg:height="1.673cm" svg:x="14.605cm" svg:y="13.335cm">
          <draw:text-box>
            <text:p text:style-name="P4">After submit<text:line-break/>that will delete potential order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9" draw:master-page-name="Default">
        <draw:path draw:style-name="gr2" draw:text-style-name="P3" draw:layer="layout" svg:width="4.636cm" svg:height="1.338cm" draw:transform="rotate (-0.378910980607969) translate (7.4881374053621cm 6.18912133812517cm)" svg:viewBox="0 0 4637 1339" svg:d="M0 241c773-154 1555-353 2349-164 654 156 1336 374 1851 833l308 287 129 142">
          <text:p/>
        </draw:path>
        <draw:path draw:style-name="gr2" draw:text-style-name="P3" draw:layer="layout" svg:width="0.328cm" svg:height="0.882cm" draw:transform="rotate (-3.14159265358979) translate (7.736cm 7.041cm)" svg:viewBox="0 0 329 883" svg:d="M0 853c569 182 239-502 180-763l-23-90">
          <text:p/>
        </draw:path>
        <draw:frame draw:style-name="gr6" draw:text-style-name="P9" draw:layer="layout" svg:width="11.43cm" svg:height="0.962cm" svg:x="8.255cm" svg:y="9.525cm">
          <draw:text-box>
            <text:p text:style-name="P4">Go home can clean all cart history</text:p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0" draw:master-page-name="Default"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1" draw:master-page-name="Default"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5810000035AA5A017F79E3AAB86.png" xlink:type="simple" xlink:show="embed" xlink:actuate="onLoad"/>
    <draw:fill-image draw:name="Bitmap_20_10" draw:display-name="Bitmap 10" xlink:href="Pictures/10000001000005810000035A107F23B03D2F7508.png" xlink:type="simple" xlink:show="embed" xlink:actuate="onLoad"/>
    <draw:fill-image draw:name="Bitmap_20_11" draw:display-name="Bitmap 11" xlink:href="Pictures/10000001000005AC0000035A67A2D5CD20AE2F2F.png" xlink:type="simple" xlink:show="embed" xlink:actuate="onLoad"/>
    <draw:fill-image draw:name="Bitmap_20_12" draw:display-name="Bitmap 12" xlink:href="Pictures/10000001000005810000035AF2B52EB760BDEFBF.png" xlink:type="simple" xlink:show="embed" xlink:actuate="onLoad"/>
    <draw:fill-image draw:name="Bitmap_20_13" draw:display-name="Bitmap 13" xlink:href="Pictures/10000001000004E8000002BE979C5C492700AF1C.png" xlink:type="simple" xlink:show="embed" xlink:actuate="onLoad"/>
    <draw:fill-image draw:name="Bitmap_20_14" draw:display-name="Bitmap 14" xlink:href="Pictures/10000001000005AC0000035AEE6FCA0689349DD3.png" xlink:type="simple" xlink:show="embed" xlink:actuate="onLoad"/>
    <draw:fill-image draw:name="Bitmap_20_15" draw:display-name="Bitmap 15" xlink:href="Pictures/10000001000005AC0000035A8C5C63C66698D2D0.png" xlink:type="simple" xlink:show="embed" xlink:actuate="onLoad"/>
    <draw:fill-image draw:name="Bitmap_20_16" draw:display-name="Bitmap 16" xlink:href="Pictures/10000001000005AC0000035ACCD3B94661B06C92.png" xlink:type="simple" xlink:show="embed" xlink:actuate="onLoad"/>
    <draw:fill-image draw:name="Bitmap_20_19" draw:display-name="Bitmap 19" xlink:href="Pictures/10000001000005AC0000035A4B2D5E9E43A0A6C3.png" xlink:type="simple" xlink:show="embed" xlink:actuate="onLoad"/>
    <draw:fill-image draw:name="Bitmap_20_2" draw:display-name="Bitmap 2" xlink:href="Pictures/10000001000005810000035A79B04EF397AFC05F.png" xlink:type="simple" xlink:show="embed" xlink:actuate="onLoad"/>
    <draw:fill-image draw:name="Bitmap_20_20" draw:display-name="Bitmap 20" xlink:href="Pictures/10000001000005810000035A631D33670FAB5EE0.png" xlink:type="simple" xlink:show="embed" xlink:actuate="onLoad"/>
    <draw:fill-image draw:name="Bitmap_20_3" draw:display-name="Bitmap 3" xlink:href="Pictures/10000001000005810000035A593B06C4204E4E6D.png" xlink:type="simple" xlink:show="embed" xlink:actuate="onLoad"/>
    <draw:fill-image draw:name="Bitmap_20_4" draw:display-name="Bitmap 4" xlink:href="Pictures/10000001000005810000035A464E947AD7A49878.png" xlink:type="simple" xlink:show="embed" xlink:actuate="onLoad"/>
    <draw:fill-image draw:name="Bitmap_20_5" draw:display-name="Bitmap 5" xlink:href="Pictures/10000001000005810000035A9790EF1FCD9C08D6.png" xlink:type="simple" xlink:show="embed" xlink:actuate="onLoad"/>
    <draw:fill-image draw:name="Bitmap_20_6" draw:display-name="Bitmap 6" xlink:href="Pictures/10000001000005810000035AA00D252B8C718EB8.png" xlink:type="simple" xlink:show="embed" xlink:actuate="onLoad"/>
    <draw:fill-image draw:name="Bitmap_20_7" draw:display-name="Bitmap 7" xlink:href="Pictures/10000001000005810000035A9285426B65B3E281.png" xlink:type="simple" xlink:show="embed" xlink:actuate="onLoad"/>
    <draw:fill-image draw:name="Bitmap_20_8" draw:display-name="Bitmap 8" xlink:href="Pictures/10000001000005AC0000035A6B45DDE790221783.png" xlink:type="simple" xlink:show="embed" xlink:actuate="onLoad"/>
    <draw:fill-image draw:name="Bitmap_20_9" draw:display-name="Bitmap 9" xlink:href="Pictures/10000001000005810000035A894EEAAE469D2517.png" xlink:type="simple" xlink:show="embed" xlink:actuate="onLoad"/>
    <draw:fill-image draw:name="background" xlink:href="Pictures/10000001000005810000035AC231A7A196644AF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7T09:42:45.181162953</meta:creation-date>
    <dc:date>2024-01-27T10:51:10.705646591</dc:date>
    <meta:editing-duration>PT40M21S</meta:editing-duration>
    <meta:editing-cycles>43</meta:editing-cycles>
    <meta:generator>LibreOffice/7.3.7.2$Linux_X86_64 LibreOffice_project/30$Build-2</meta:generator>
    <meta:document-statistic meta:object-count="150"/>
  </office:meta>
</office:document-meta>
</file>